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9.086cm" style:rel-column-width="5151*"/>
    </style:style>
    <style:style style:name="Table1.B" style:family="table-column">
      <style:table-column-properties style:column-width="3.067cm" style:rel-column-width="1739*"/>
    </style:style>
    <style:style style:name="Table1.C" style:family="table-column">
      <style:table-column-properties style:column-width="1.762cm" style:rel-column-width="999*"/>
    </style:style>
    <style:style style:name="Table1.D" style:family="table-column">
      <style:table-column-properties style:column-width="2.595cm" style:rel-column-width="147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Webdings" fo:font-size="12pt" style:font-size-asian="12pt" style:font-size-complex="12pt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ext_20_body" style:list-style-name="L1">
      <style:text-properties fo:font-size="10.5pt" style:font-size-asian="10.5pt" style:font-size-complex="10.5pt"/>
    </style:style>
    <style:style style:name="P5" style:family="paragraph" style:parent-style-name="Heading1_20_Without_20_Numbering" style:master-page-name="Appendix">
      <style:paragraph-properties style:page-number="auto"/>
    </style:style>
    <style:style style:name="P6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81925632" text:id="ct105553181925632">
          <text:format-change>
            <office:change-info>
              <dc:creator>Michael Bouschen</dc:creator>
              <dc:date>2021-07-18T23:43:00</dc:date>
            </office:change-info>
          </text:format-change>
        </text:changed-region>
        <text:changed-region xml:id="ct105553168160000" text:id="ct105553168160000">
          <text:format-change>
            <office:change-info>
              <dc:creator>Michael Bouschen</dc:creator>
              <dc:date>2021-07-18T23:44:00</dc:date>
            </office:change-info>
          </text:format-change>
        </text:changed-region>
        <text:changed-region xml:id="ct105553168169600" text:id="ct105553168169600">
          <text:format-change>
            <office:change-info>
              <dc:creator>Michael Bouschen</dc:creator>
              <dc:date>2021-07-18T23:44:00</dc:date>
            </office:change-info>
          </text:format-change>
        </text:changed-region>
        <text:changed-region xml:id="ct105553168165568" text:id="ct105553168165568">
          <text:format-change>
            <office:change-info>
              <dc:creator>Michael Bouschen</dc:creator>
              <dc:date>2021-07-18T23:44:00</dc:date>
            </office:change-info>
          </text:format-change>
        </text:changed-region>
        <text:changed-region xml:id="ct105553168170368" text:id="ct105553168170368">
          <text:format-change>
            <office:change-info>
              <dc:creator>Michael Bouschen</dc:creator>
              <dc:date>2021-07-18T23:44:00</dc:date>
            </office:change-info>
          </text:format-change>
        </text:changed-region>
        <text:changed-region xml:id="ct105553167948736" text:id="ct10555316794873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4128" text:id="ct10555316794412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7760" text:id="ct10555316795776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6624" text:id="ct10555316794662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0464" text:id="ct10555316795046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4880" text:id="ct10555316795488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7568" text:id="ct10555316795756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4512" text:id="ct10555316794451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4320" text:id="ct10555316794432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7776" text:id="ct10555316794777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8352" text:id="ct10555316794835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7584" text:id="ct10555316794758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3936" text:id="ct10555316794393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2592" text:id="ct10555316794259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2384" text:id="ct10555316795238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3152" text:id="ct10555316795315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2784" text:id="ct10555316794278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2208" text:id="ct10555316794220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4896" text:id="ct10555316794489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2976" text:id="ct10555316794297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2768" text:id="ct10555316795276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4112" text:id="ct10555316795411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1632" text:id="ct10555316794163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6240" text:id="ct10555316794624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4704" text:id="ct10555316794470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2000" text:id="ct10555316795200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5856" text:id="ct10555316794585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6048" text:id="ct10555316794604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0080" text:id="ct10555316795008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5648" text:id="ct10555316795564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3168" text:id="ct10555316794316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7184" text:id="ct10555316795718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5456" text:id="ct10555316795545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5280" text:id="ct10555316794528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53344" text:id="ct10555316795334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0992" text:id="ct10555316794099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9072" text:id="ct10555316793907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7536" text:id="ct10555316793753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5424" text:id="ct10555316793542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26016" text:id="ct10555316792601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28128" text:id="ct10555316792812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2352" text:id="ct105553167932352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0816" text:id="ct105553167930816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5040" text:id="ct105553167935040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6384" text:id="ct10555316793638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5808" text:id="ct10555316793580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40608" text:id="ct105553167940608">
          <text:format-change>
            <office:change-info>
              <dc:creator>Michael Bouschen</dc:creator>
              <dc:date>2021-07-18T23:45:00</dc:date>
            </office:change-info>
          </text:format-change>
        </text:changed-region>
        <text:changed-region xml:id="ct105553167933504" text:id="ct105553167933504">
          <text:format-change>
            <office:change-info>
              <dc:creator>Michael Bouschen</dc:creator>
              <dc:date>2021-07-18T23:45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8300623921081732717" text:style-name="Appendix_20_Numbering">
        <text:list-item>
          <text:p text:style-name="P5">Standard Option and Property Names</text:p>
        </text:list-item>
      </text:list>
      <text:p text:style-name="P3"><text:change-start text:change-id="ct105553181925632"/>The following table identifies property names and the areas in which the property is used.</text:p>
      <text:p text:style-name="P3"><text:span text:style-name="T1">PM.getProperties</text:span>: </text:p>
      <text:list xml:id="list2905883630070823350" text:style-name="L1">
        <text:list-item>
          <text:p text:style-name="P4">the property name is used as a key of the Map returned from PersistenceManager.getProperties;</text:p>
        </text:list-item>
        <text:list-item>
          <text:p text:style-name="P4">the property name can be used in PersistenceManager.setProperty; and</text:p>
        </text:list-item>
        <text:list-item>
          <text:p text:style-name="P4">the property name is returned as an element of the Set returned from PersistenceManager.getSupportedProperties.</text:p>
        </text:list-item>
      </text:list>
      <text:p text:style-name="P3"><text:span text:style-name="T1">getPMF</text:span>: the property name can be used as a key in the Map passed to JDOHelper.getPersistenceManagerFactory.</text:p>
      <text:p text:style-name="P3"><text:span text:style-name="T1">PMF options</text:span>: the property name is used as an element of the Collection returned by PersistenceManagerFactory.supportedOptions<text:change-end text:change-id="ct10555318192563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><text:change-start text:change-id="ct105553168160000"/>Property name<text:change-end text:change-id="ct105553168160000"/></text:p>
            </table:table-cell>
            <table:table-cell table:style-name="Table1.A1" office:value-type="string">
              <text:p text:style-name="P6"><text:change-start text:change-id="ct105553168169600"/>PM.getProperties<text:change-end text:change-id="ct105553168169600"/></text:p>
            </table:table-cell>
            <table:table-cell table:style-name="Table1.A1" office:value-type="string">
              <text:p text:style-name="P6"><text:change-start text:change-id="ct105553168165568"/>getPMF<text:change-end text:change-id="ct105553168165568"/></text:p>
            </table:table-cell>
            <table:table-cell table:style-name="Table1.D1" office:value-type="string">
              <text:p text:style-name="P6"><text:change-start text:change-id="ct105553168170368"/>PMF options<text:change-end text:change-id="ct105553168170368"/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7"><text:change-start text:change-id="ct105553167948736"/>javax.jdo.option.ApplicationIdentity<text:change-end text:change-id="ct105553167948736"/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4128"/>javax.jdo.option.Array<text:change-end text:change-id="ct10555316794412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7760"/>javax.jdo.option.ArrayList<text:change-end text:change-id="ct10555316795776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6624"/>javax.jdo.option.BinaryCompatibility<text:change-end text:change-id="ct10555316794662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0464"/>javax.jdo.option.ChangeApplicationIdentity<text:change-end text:change-id="ct10555316795046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4880"/>javax.jdo.option.CopyOnAttach<text:change-end text:change-id="ct105553167954880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7568"/>javax.jdo.option.DatastoreIdentity<text:change-end text:change-id="ct10555316795756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4512"/>javax.jdo.option.DatastoreReadTimeoutMillis<text:change-end text:change-id="ct105553167944512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4320"/>javax.jdo.option.DatastoreTimeout<text:change-end text:change-id="ct10555316794432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7776"/>javax.jdo.option.DatastoreWriteTimeoutMillis<text:change-end text:change-id="ct105553167947776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8352"/>javax.jdo.option.DetachAllOnCommit<text:change-end text:change-id="ct105553167948352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7584"/>javax.jdo.option.GetDataStoreConnection<text:change-end text:change-id="ct10555316794758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3936"/>javax.jdo.option.GetJDBCConnection<text:change-end text:change-id="ct10555316794393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2592"/>javax.jdo.option.IgnoreCache<text:change-end text:change-id="ct105553167942592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2384"/>javax.jdo.option.LinkedList<text:change-end text:change-id="ct10555316795238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3152"/>javax.jdo.List<text:change-end text:change-id="ct105553167953152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2784"/>javax.jdo.option.mapping.HeterogeneousInterfaceType<text:change-end text:change-id="ct10555316794278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2208"/>javax.jdo.option.mapping.HeterogeneousObjectType<text:change-end text:change-id="ct10555316794220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4896"/>javax.jdo.option.mapping.JoinedTablePerClass<text:change-end text:change-id="ct10555316794489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2976"/>javax.jdo.option.mapping.JoinedTablePerConcreteClass<text:change-end text:change-id="ct10555316794297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ext:soft-page-break/>
        <table:table-row table:style-name="Table1.1">
          <table:table-cell table:style-name="Table1.A2" office:value-type="string">
            <text:p text:style-name="P7"><text:change-start text:change-id="ct105553167952768"/>javax.jdo.option.mapping.NonJoinedTablePerConcreteClass<text:change-end text:change-id="ct10555316795276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4112"/>javax.jdo.option.mapping.RelationSubclassTable<text:change-end text:change-id="ct105553167954112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1632"/>javax.jdo.option.Multithreaded<text:change-end text:change-id="ct105553167941632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6240"/>javax.jdo.option.NonDurableIdentity<text:change-end text:change-id="ct10555316794624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4704"/>javax.jdo.option.NontransactionalRead<text:change-end text:change-id="ct105553167944704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2000"/>javax.jdo.option.NontransactionalWrite<text:change-end text:change-id="ct105553167952000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5856"/>javax.jdo.option.NullCollection<text:change-end text:change-id="ct10555316794585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6048"/>javax.jdo.option.<text:alphabetical-index-mark-start text:id="IMark5235554928" text:main-entry="true"/>Optimistic<text:change-end text:change-id="ct105553167946048"/><text:alphabetical-index-mark-end text:id="IMark5235554928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0080"/>javax.jdo.option.PreDirtyEvent<text:change-end text:change-id="ct10555316795008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5648"/>javax.jdo.option.QueryCancel<text:change-end text:change-id="ct10555316795564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3168"/>javax.jdo.option.ReadOnly<text:change-end text:change-id="ct105553167943168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7184"/>javax.jdo.option.RestoreValues<text:change-end text:change-id="ct105553167957184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5456"/>javax.jdo.option.RetainValues<text:change-end text:change-id="ct105553167955456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5280"/>javax.jdo.option.ServerTimeZoneID<text:change-end text:change-id="ct10555316794528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53344"/>javax.jdo.option.TransactionIsolationLevel.read-committed<text:change-end text:change-id="ct10555316795334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0992"/>javax.jdo.option.TransactionIsolationLevel.read-uncommitted<text:change-end text:change-id="ct105553167940992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9072"/>javax.jdo.option.TransactionIsolationLevel.repeatable-read<text:change-end text:change-id="ct105553167939072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7536"/>javax.jdo.option.TransactionIsolationLevel.serializable<text:change-end text:change-id="ct10555316793753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5424"/>javax.jdo.option.TransactionIsolationLevel.snapshot<text:change-end text:change-id="ct10555316793542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26016"/>javax.jdo.option.TransientTransactional<text:change-end text:change-id="ct10555316792601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28128"/>javax.jdo.option.TreeMap<text:change-end text:change-id="ct10555316792812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2352"/>javax.jdo.option.TreeSet<text:change-end text:change-id="ct105553167932352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0816"/>javax.jdo.option.UnconstrainedQueryVariables<text:change-end text:change-id="ct105553167930816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5040"/>javax.jdo.option.Vector<text:change-end text:change-id="ct105553167935040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6384"/>javax.jdo.option.version.DateTime<text:change-end text:change-id="ct10555316793638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5808"/>javax.jdo.option.version.StateImage<text:change-end text:change-id="ct10555316793580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40608"/>javax.jdo.query.JDOQL<text:change-end text:change-id="ct105553167940608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7"><text:change-start text:change-id="ct105553167933504"/>javax.jdo.query.SQL<text:change-end text:change-id="ct105553167933504"/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1</meta:editing-cycles>
    <meta:creation-date>2012-06-24T14:10:55.11</meta:creation-date>
    <meta:editing-duration>PT13H15M25S</meta:editing-duration>
    <meta:generator>OpenOffice/4.1.6$Unix OpenOffice.org_project/416m1$Build-9790</meta:generator>
    <dc:title>JDO_Chapter</dc:title>
    <dc:date>2021-07-18T23:45:43</dc:date>
    <dc:creator>Michael Bouschen</dc:creator>
    <meta:document-statistic meta:table-count="1" meta:image-count="0" meta:object-count="0" meta:page-count="2" meta:paragraph-count="125" meta:word-count="213" meta:character-count="24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